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begin with, I very much enjoy documentaries, especially rockumentaries. I usually watch them at my Dad's house and at the end of a given documentary I feel as though I have gained something – even though I am somewhat cynical when it comes to accepting what I see on a screen as being accurate (even in the case of documentaries). I absolutely loved “Side by Side.” I truly have no negative opinion towards it, and my positive opinions are many.</text:p>
      <text:p text:style-name="Standard"/>
      <text:p text:style-name="Standard"><text:tab/>The first thing that I really enjoyed about the film was seeing the historical development of cinematography. I mean, it was just plain cool to see those old Bell Labs demonstrations and early Pixar. I absolutely love technology and this documentary beautifully summarized major technological advances in cameras (from film <text:s/>to digital), editing, colors and lighting and computer generated imagery. It was exceptionally cool to see some great director talking about some technique, camera or editing technology and then see said element in their opus and/or practiced demonstrations of the methodologies.</text:p>
      <text:p text:style-name="Standard"/>
      <text:p text:style-name="Standard"><text:tab/>I think one of the major focuses of this documentary was the application of technological advances to the generation of the illusion found in film. I found myself, specifically towards the end when James Cameron was talking about how “Avatar” does not have a foot of real forest footage, actually angry that film has become predominantly reliant on CGI. In my opinion, CGI has some negative affects on the quality of film in that: (1) CGI will keep advancing and as a result slightly older CGI (or CGI done by slightly poorer graphical artists) will look like crap, (2) CGI reduces the amount of creativity that directors and other developers put into a film and acts as a crutch for them and (3) CGI generally looks bad compared to real life imagery. For an example of this, consider “Star Wars.” Star Wars 4-6 have a completely organic genuine feel to them – everything looks real. When I was a kid I was Episode 1, and (acting aside) I really enjoyed it. One of the things that really stuck out to me was the realism of the battle droids (which were really just still-shot dolls). A little while later Episode 2 came out and I noticed that the droids appearance was heavily degraded – they looked really bad to me. Then, later 3 comes out and makes 2 look even worse and adds an inconsistent feeling to the entire style of the Star Wars saga. This was disappointing.</text:p>
      <text:p text:style-name="Standard"/>
      <text:p text:style-name="Standard"><text:tab/>Finally I just wanted to comment on two quotes that stuck out to me in this documentary. I loved the quote of the director who said something along the lines of, “We have to accept the new or our time will be over.” This is how it is in my field of study, Computer Science. Lastly, I can think of no justification for Mrs. Wachowski's quote about “humans always being able to preserve what they want to pre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22:24:55</meta:creation-date>
    <meta:generator>LibreOffice/3.5$Linux_X86_64 LibreOffice_project/350m1$Build-202</meta:generator>
    <dc:date>2013-02-25T22:55:09</dc:date>
    <meta:editing-duration>PT24M45S</meta:editing-duration>
    <meta:editing-cycles>15</meta:editing-cycles>
    <meta:document-statistic meta:table-count="0" meta:image-count="0" meta:object-count="0" meta:page-count="1" meta:paragraph-count="4" meta:word-count="497" meta:character-count="2838" meta:non-whitespace-character-count="2340"/>
  </office:meta>
</office:document-meta>
</file>